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.1972in" fo:margin-right="0in" fo:text-indent="-0.1972in" style:auto-text-indent="false"/>
      <style:text-properties fo:color="#2e74b5" style:font-name="Calibri Light" fo:font-size="13pt" officeooo:paragraph-rsid="0020da85" style:font-name-asian="等线 Light" style:font-size-asian="13pt" style:font-name-complex="F" style:font-size-complex="13pt"/>
    </style:style>
    <style:style style:name="P2" style:family="paragraph" style:parent-style-name="Standard">
      <style:text-properties officeooo:paragraph-rsid="0020da85"/>
    </style:style>
    <style:style style:name="P3" style:family="paragraph" style:parent-style-name="Heading_20_2" style:list-style-name="WWNum9">
      <style:paragraph-properties fo:margin-left="0.1972in" fo:margin-right="0in" fo:text-indent="-0.1972in" style:auto-text-indent="false" fo:break-before="page"/>
      <style:text-properties officeooo:paragraph-rsid="001ee31b"/>
    </style:style>
    <style:style style:name="P4" style:family="paragraph" style:parent-style-name="List_20_Paragraph" style:list-style-name="WWNum9">
      <style:paragraph-properties fo:margin-left="0.1972in" fo:margin-right="0in" fo:text-indent="-0.1972in" style:auto-text-indent="false"/>
      <style:text-properties officeooo:paragraph-rsid="001ee31b"/>
    </style:style>
    <style:style style:name="P5" style:family="paragraph" style:parent-style-name="List_20_Paragraph">
      <style:paragraph-properties fo:margin-left="0.1972in" fo:margin-right="0in" fo:text-indent="-0.1972in" style:auto-text-indent="false"/>
      <style:text-properties officeooo:paragraph-rsid="001ee31b"/>
    </style:style>
    <style:style style:name="T1" style:family="text">
      <style:text-properties fo:color="#2e74b5" style:font-name="Calibri Light" fo:font-size="13pt" style:font-name-asian="等线 Light" style:font-size-asian="13pt" style:font-name-complex="F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3668574437690865" text:style-name="WWNum9">
        <text:list-item>
          <text:h text:style-name="P3" text:outline-level="2">公司内部互助组织（爱心小组）：</text:h>
          <text:list>
            <text:list-item>
              <text:p text:style-name="P4">5-7个人一个小组</text:p>
            </text:list-item>
            <text:list-item>
              <text:p text:style-name="P4">每个小组有一个组长</text:p>
            </text:list-item>
            <text:list-item>
              <text:p text:style-name="P4">组长主动关心每个组员的生活与困难</text:p>
            </text:list-item>
            <text:list-item>
              <text:p text:style-name="P4">组长解决不了的问题，可以向上级组长反应</text:p>
            </text:list-item>
            <text:list-item>
              <text:p text:style-name="P4">员工始终位于一个爱心小组中，哪怕他/她离开了公司</text:p>
            </text:list-item>
            <text:list-item>
              <text:p text:style-name="P4">员工可以要求转换到另一个小组，不需要理由</text:p>
            </text:list-item>
            <text:list-item>
              <text:p text:style-name="P4">每个小组每周大家用一个小时时间聚会，交流</text:p>
            </text:list-item>
          </text:list>
        </text:list-item>
      </text:list>
      <text:p text:style-name="P5"/>
      <text:p text:style-name="P2"><text:span text:style-name="T1">爱心小组的每次活动都要有档案记录</text:span></text:p>
      <text:p text:style-name="P2"><text:span text:style-name="T1">16.2.1. 参加人列表</text:span></text:p>
      <text:p text:style-name="P2"><text:span text:style-name="T1">16.2.2. 小组负责人</text:span></text:p>
      <text:p text:style-name="P2"><text:span text:style-name="T1">16.2.3. 记录人</text:span></text:p>
      <text:p text:style-name="P2"><text:span text:style-name="T1">16.2.4. 问题列表</text:span></text:p>
      <text:p text:style-name="P2"><text:span text:style-name="T1">16.2.5. 问题跟踪列表</text:span></text:p>
      <text:p text:style-name="P2"><text:span text:style-name="T1">16.2.6. 意见与反馈列表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2:51:02.662318841</meta:creation-date>
    <dc:date>2019-08-15T22:58:55.902613725</dc:date>
    <meta:editing-duration>PT4M19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5" meta:word-count="196" meta:character-count="256" meta:non-whitespace-character-count="250"/>
  </office:meta>
</office:document-meta>
</file>